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d501" officeooo:paragraph-rsid="001efb53"/>
    </style:style>
    <style:style style:name="P2" style:family="paragraph" style:parent-style-name="Standard">
      <style:text-properties officeooo:rsid="001ad501" officeooo:paragraph-rsid="002b4732"/>
    </style:style>
    <style:style style:name="P3" style:family="paragraph" style:parent-style-name="Standard">
      <style:text-properties officeooo:rsid="00346761" officeooo:paragraph-rsid="00346761"/>
    </style:style>
    <style:style style:name="P4" style:family="paragraph" style:parent-style-name="Standard">
      <style:text-properties officeooo:rsid="00346761" officeooo:paragraph-rsid="0035ad22"/>
    </style:style>
    <style:style style:name="P5" style:family="paragraph" style:parent-style-name="Standard">
      <style:text-properties officeooo:rsid="0035ad22" officeooo:paragraph-rsid="0035ad22"/>
    </style:style>
    <style:style style:name="T1" style:family="text">
      <style:text-properties fo:font-weight="bold" officeooo:rsid="00200243" style:font-weight-asian="bold" style:font-weight-complex="bold"/>
    </style:style>
    <style:style style:name="T2" style:family="text">
      <style:text-properties fo:font-weight="bold" officeooo:rsid="0032f32a" style:font-weight-asian="bold" style:font-weight-complex="bold"/>
    </style:style>
    <style:style style:name="T3" style:family="text">
      <style:text-properties officeooo:rsid="001efb53"/>
    </style:style>
    <style:style style:name="T4" style:family="text">
      <style:text-properties fo:font-weight="normal" officeooo:rsid="00269ae5" style:font-weight-asian="normal" style:font-weight-complex="normal"/>
    </style:style>
    <style:style style:name="T5" style:family="text">
      <style:text-properties fo:font-weight="normal" officeooo:rsid="0026e5ab" style:font-weight-asian="normal" style:font-weight-complex="normal"/>
    </style:style>
    <style:style style:name="T6" style:family="text">
      <style:text-properties fo:font-weight="normal" officeooo:rsid="002e2861" style:font-weight-asian="normal" style:font-weight-complex="normal"/>
    </style:style>
    <style:style style:name="T7" style:family="text">
      <style:text-properties officeooo:rsid="00359f0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37997b"/>
    </style:style>
    <style:style style:name="T10" style:family="text">
      <style:text-properties officeooo:rsid="00396056"/>
    </style:style>
    <style:style style:name="T11" style:family="text">
      <style:text-properties officeooo:rsid="0039b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lug Flow Reactor</text:span><text:span text:style-name="T1"> simulation</text:span><text:span text:style-name="T4"> </text:span><text:span text:style-name="T6">-</text:span><text:span text:style-name="T3"> Web Labs at www.ReactorLab.net - </text:span><text:span text:style-name="T5">by </text:span><text:span text:style-name="T3">Richard K. Herz </text:span></text:p>
      <text:p text:style-name="P1"/>
      <text:p text:style-name="P3">This is a dynamic (transient, unsteady-state) simulation of a plug flow reactor (PFR) packed with porous solid catalyst pellets<text:span text:style-name="T7">. This type of reactor is usually called a</text:span> packed bed reactor. </text:p>
      <text:p text:style-name="P3"/>
      <text:p text:style-name="P3">There is an annul<text:span text:style-name="T10">ar</text:span> heat exchange jacket surrounding the reactor. For simplicity, we specify that the temperature of the heat exchange fluid in the jacket is constant throughout the jacket. <text:span text:style-name="T11">Energy may be transferred between the reactor and the heat exchange jacket for non-zero values of the heat exchange coeffient-area parameter UA. For "adiabatic" operation, set UA to zero.</text:span></text:p>
      <text:p text:style-name="P3"/>
      <text:p text:style-name="P5">The reaction is A <text:span text:style-name="T8">⇀</text:span> products. For simplicity, the reaction equilibrium composition is specified to be almost all product under all conditions, i.e., an essentially irreversible reaction. <text:span text:style-name="T9">The concentration of reactant A is represented as Ca. Constant fluid density is assumed. </text:span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10T11:33:24.498133172</dc:date>
    <meta:editing-duration>PT1H36M55S</meta:editing-duration>
    <meta:editing-cycles>52</meta:editing-cycles>
    <meta:generator>LibreOffice/5.4.5.1$MacOSX_X86_64 LibreOffice_project/79c9829dd5d8054ec39a82dc51cd9eff340dbee8</meta:generator>
    <meta:document-statistic meta:table-count="0" meta:image-count="0" meta:object-count="0" meta:page-count="1" meta:paragraph-count="4" meta:word-count="144" meta:character-count="926" meta:non-whitespace-character-count="783"/>
  </office:meta>
</office:document-meta>
</file>